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22a233" officeooo:paragraph-rsid="0022a233"/>
    </style:style>
    <style:style style:name="P8" style:family="paragraph" style:parent-style-name="Text_20_body">
      <style:text-properties officeooo:rsid="00181448" officeooo:paragraph-rsid="00181448"/>
    </style:style>
    <style:style style:name="P9" style:family="paragraph" style:parent-style-name="Text_20_body">
      <style:text-properties officeooo:rsid="0020e5fc" officeooo:paragraph-rsid="0020e5fc"/>
    </style:style>
    <style:style style:name="P10" style:family="paragraph" style:parent-style-name="Text_20_body">
      <style:text-properties officeooo:rsid="00227100" officeooo:paragraph-rsid="00227100"/>
    </style:style>
    <style:style style:name="P11" style:family="paragraph" style:parent-style-name="Text_20_body">
      <style:text-properties officeooo:rsid="0025f701" officeooo:paragraph-rsid="0025f701"/>
    </style:style>
    <style:style style:name="P12" style:family="paragraph" style:parent-style-name="Text_20_body">
      <style:text-properties officeooo:rsid="00264324" officeooo:paragraph-rsid="00264324"/>
    </style:style>
    <style:style style:name="P13" style:family="paragraph" style:parent-style-name="Heading_20_1">
      <style:paragraph-properties fo:break-before="page"/>
      <style:text-properties officeooo:rsid="00162895" officeooo:paragraph-rsid="00162895"/>
    </style:style>
    <style:style style:name="P14" style:family="paragraph" style:parent-style-name="Text_20_body">
      <style:text-properties officeooo:paragraph-rsid="00186a18"/>
    </style:style>
    <style:style style:name="P15" style:family="paragraph" style:parent-style-name="Text_20_body">
      <style:text-properties officeooo:paragraph-rsid="001a6f2c"/>
    </style:style>
    <style:style style:name="P16" style:family="paragraph" style:parent-style-name="Text_20_body">
      <style:text-properties officeooo:rsid="00274810" officeooo:paragraph-rsid="00274810"/>
    </style:style>
    <style:style style:name="T1" style:family="text">
      <style:text-properties officeooo:rsid="0027276a"/>
    </style:style>
    <style:style style:name="T2" style:family="text">
      <style:text-properties officeooo:rsid="0025f701"/>
    </style:style>
    <style:style style:name="T3" style:family="text">
      <style:text-properties officeooo:rsid="002351a4"/>
    </style:style>
    <style:style style:name="T4" style:family="text">
      <style:text-properties officeooo:rsid="0018f22a"/>
    </style:style>
    <style:style style:name="T5" style:family="text">
      <style:text-properties officeooo:rsid="001bb0f4"/>
    </style:style>
    <style:style style:name="T6" style:family="text">
      <style:text-properties style:text-position="super 58%" officeooo:rsid="00274810"/>
    </style:style>
    <style:style style:name="T7" style:family="text">
      <style:text-properties officeooo:rsid="0020e5fc"/>
    </style:style>
    <style:style style:name="T8" style:family="text">
      <style:text-properties officeooo:rsid="00216f07"/>
    </style:style>
    <style:style style:name="T9" style:family="text">
      <style:text-properties style:text-position="super 58%"/>
    </style:style>
    <style:style style:name="T10" style:family="text">
      <style:text-properties officeooo:rsid="00274810"/>
    </style:style>
    <style:style style:name="T11" style:family="text">
      <style:text-properties officeooo:rsid="00264324"/>
    </style:style>
    <style:style style:name="T12" style:family="text">
      <style:text-properties officeooo:rsid="00186a18"/>
    </style:style>
    <style:style style:name="T13" style:family="text">
      <style:text-properties fo:font-style="italic" style:font-style-asian="italic" style:font-style-complex="italic"/>
    </style:style>
    <style:style style:name="T14" style:family="text">
      <style:text-properties officeooo:rsid="001a6f2c"/>
    </style:style>
    <style:style style:name="T15" style:family="text">
      <style:text-properties fo:font-style="italic" officeooo:rsid="001a6f2c" style:font-style-asian="italic" style:font-style-complex="italic"/>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text:style-name="Index_20_Link" text:visited-style-name="Index_20_Link">Analysis<text:tab/><text:span text:style-name="Index_20_Link">003</text:span></text:a></text:p>
          <text:p text:style-name="P2"><text:a xlink:type="simple" xlink:href="#__RefHeading___Toc342_1776652832" text:style-name="Index_20_Link" text:visited-style-name="Index_20_Link">Documented design<text:tab/><text:span text:style-name="Index_20_Link">004</text:span></text:a></text:p>
          <text:p text:style-name="P2"><text:a xlink:type="simple" xlink:href="#__RefHeading___Toc344_1776652832" text:style-name="Index_20_Link" text:visited-style-name="Index_20_Link">Technical solution<text:tab/><text:span text:style-name="Index_20_Link">005</text:span></text:a></text:p>
          <text:p text:style-name="P2"><text:a xlink:type="simple" xlink:href="#__RefHeading___Toc346_1776652832" text:style-name="Index_20_Link" text:visited-style-name="Index_20_Link">Testing<text:tab/><text:span text:style-name="Index_20_Link">006</text:span></text:a></text:p>
          <text:p text:style-name="P2"><text:a xlink:type="simple" xlink:href="#__RefHeading___Toc348_1776652832" text:style-name="Index_20_Link" text:visited-style-name="Index_20_Link">Evaluation<text:tab/><text:span text:style-name="Index_20_Link">007</text:span></text:a></text:p>
          <text:p text:style-name="P2"><text:a xlink:type="simple" xlink:href="#__RefHeading___Toc350_1776652832" text:style-name="Index_20_Link" text:visited-style-name="Index_20_Link">References<text:tab/><text:span text:style-name="Index_20_Link">008</text:span></text:a></text:p>
        </text:index-body>
      </text:table-of-content>
      <text:p text:style-name="P3"/>
      <text:p text:style-name="P4">Title:</text:p>
      <text:p text:style-name="P5">[<text:span text:style-name="T1">Lorem Ipsum</text:span>]</text:p>
      <text:h text:style-name="P6" text:outline-level="1"><text:bookmark-start text:name="__RefHeading___Toc294_1776652832"/>Analysis<text:bookmark-end text:name="__RefHeading___Toc294_1776652832"/></text:h>
      <text:p text:style-name="P7">The client want<text:span text:style-name="T2">s</text:span> an enigma machine that can encrypt and decrypt messages with a graphical interface to allow easy usage, this has resulted in a few agreed-<text:span text:style-name="T3">upon</text:span> objectives:</text:p>
      <text:p text:style-name="P7">- a working algorithm that allows encryption <text:span text:style-name="T3">(the backend)</text:span></text:p>
      <text:p text:style-name="P7">- a frontend graphical interface that allows easy use without knowledge of console commands <text:span text:style-name="T3">(“So simple a child could use it”)</text:span></text:p>
      <text:p text:style-name="P8">An enigma machine:</text:p>
      <text:p text:style-name="P8"><text:span text:style-name="T4">I</text:span>t will involve having to create rotors for the machine, these rotors can be programmed in a few ways, one will be to use a bi-directional hash map, another will be to use <text:span text:style-name="T1">lists or arrays</text:span>. The rotors themselves would be objects with their own .cpp and .h files, which will provide good encapsulation, the other important part of the rotors would be the turnover latch, <text:span text:style-name="T5">which causes the subsequent rotor to turnover when the current rotor is in the appropriate position</text:span><text:span text:style-name="T6">[1]</text:span><text:span text:style-name="T5">, </text:span><text:span text:style-name="T7">this can be stored as an integer attribute within the Rotor class. </text:span><text:span text:style-name="T8">The rotor is simply a set of wires in a drum connecting each letter to another.</text:span></text:p>
      <text:p text:style-name="P9">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 <text:span text:style-name="T2">as this will allow for easier maintenance in the future</text:span>.</text:p>
      <text:p text:style-name="P9">The algorithm for the Enigma machine can be described as follows:</text:p>
      <text:p text:style-name="P9">- character is input</text:p>
      <text:p text:style-name="P9">- rotor 3 is rotated (if in correct position, also turnover rotor 2, same for rotor 1)</text:p>
      <text:p text:style-name="P9">- 1<text:span text:style-name="T9">st</text:span> pass of character through rotors in forward direction to encrypt character</text:p>
      <text:p text:style-name="P9">- character passed through reflector</text:p>
      <text:p text:style-name="P9">- 2<text:span text:style-name="T9">nd</text:span> pass of character backwards through the rotors to finish encryption<text:span text:style-name="T6">[1]</text:span></text:p>
      <text:p text:style-name="P9">The fact that there is a forwards and backwards pass <text:span text:style-name="T8">means that each rotor will require 2 values for the shift, one for the forward pass, and one for the backward pass, which will necessitate using either a 2D array, 2 Arrays (one for each pass), or a bi-directional hash map</text:span></text:p>
      <text:p text:style-name="P10">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p text:style-name="P11">besides, the implementation of the rotors, an enigma machine has 2 other main components, the rings of the rotors, <text:span text:style-name="T10">t</text:span>hese would be most easily represented as a value during setup that increases the <text:soft-page-break/>shift experienced by the characters during each pass by whatever value the ring is set to<text:span text:style-name="T6">[3]</text:span>, <text:span text:style-name="T11">and this can be stored within the rotor objects</text:span>, and finally, there is a plugboard, which switches 2 characters both before and after encryption<text:span text:style-name="T6">[1]</text:span>, for example, assuming I have the plugboard connections EG BH and press the E key, the signal will first pass through the plugboard, and in reality, a G signal will be sent, and if the rotors then return <text:s/>a B signal, it will be shifted by the plugboard into an H signal as output, the plugboard would be easiest to implement via a <text:span text:style-name="T11">hashmap</text:span>.</text:p>
      <text:p text:style-name="P12">Having considered the theory of how to implement the backend of the enigma machine, I have concluded that the best way to implement the rotors is with 2 arrays containing shifts, as a hashmap would not interact well with the ring’s requirement to be able to change the shift applied by the relevant rotor, thereby ruling out a hashmap due to computational efficiency, however, a hashmap would be ideal for creating the plugboard, which would only need to take a value and replace it.</text:p>
      <text:p text:style-name="P12">In terms of the GUI, 2 main frameworks have caught my attention, QT5 and raylib, both of which have advantages, on the one hand, raylib will allow use over a greater variety of platforms, and has been around far longer, giving the relevant advantages therein, however, QT5 has a really easy design tool available and has a lot of useful features that raylib doesn’t, <text:span text:style-name="T1">in the end, I have decided to use QT5 for this project, as the benefits offered by raylib of more optimised code are not necessary, this will not be programming an incredibly complicated, high-performance program, but just a simple GUI, for which QT5 is better.</text:span></text:p>
      <text:h text:style-name="P13" text:outline-level="1"><text:bookmark-start text:name="__RefHeading___Toc342_1776652832"/>Documented design<text:bookmark-end text:name="__RefHeading___Toc342_1776652832"/></text:h>
      <text:h text:style-name="P13" text:outline-level="1"><text:bookmark-start text:name="__RefHeading___Toc344_1776652832"/>Technical solution<text:bookmark-end text:name="__RefHeading___Toc344_1776652832"/></text:h>
      <text:h text:style-name="P13" text:outline-level="1"><text:bookmark-start text:name="__RefHeading___Toc346_1776652832"/>Testing<text:bookmark-end text:name="__RefHeading___Toc346_1776652832"/></text:h>
      <text:h text:style-name="P13" text:outline-level="1"><text:bookmark-start text:name="__RefHeading___Toc348_1776652832"/>Evaluation<text:bookmark-end text:name="__RefHeading___Toc348_1776652832"/></text:h>
      <text:h text:style-name="P13" text:outline-level="1"><text:bookmark-start text:name="__RefHeading___Toc350_1776652832"/>References<text:bookmark-end text:name="__RefHeading___Toc350_1776652832"/></text:h>
      <text:p text:style-name="P14"><text:span text:style-name="T12">[1] Dufrense S. (2017), “</text:span><text:span text:style-name="T13">The Enigma Enigma: How The Enigma Machine Worked</text:span>”, <text:span text:style-name="T12">[Online], </text:span><text:a xlink:type="simple" xlink:href="https://hackaday.com/2017/08/22/the-enigma-enigma-how-the-enigma-machine-worked/" text:style-name="Internet_20_link" text:visited-style-name="Visited_20_Internet_20_Link"><text:span text:style-name="T12">https://hackaday.com/2017/08/22/the-enigma-enigma-how-the-enigma-machine-worked/</text:span></text:a><text:span text:style-name="T12">, Hackaday, Date last accessed: </text:span><text:span text:style-name="T10">2</text:span><text:span text:style-name="T12">8/0</text:span><text:span text:style-name="T10">8</text:span><text:span text:style-name="T12">/2025</text:span></text:p>
      <text:p text:style-name="P15"><text:span text:style-name="T14">[2] Stroustrup B. and Sutter H. (2025) “</text:span><text:span text:style-name="T15">C++ Core Guidelines</text:span><text:span text:style-name="T14">”, [Online], </text:span><text:a xlink:type="simple" xlink:href="https://isocpp.github.io/CppCoreGuidelines/CppCoreGuidelines#S-introduction" text:style-name="Internet_20_link" text:visited-style-name="Visited_20_Internet_20_Link"><text:span text:style-name="T14">https://isocpp.github.io/CppCoreGuidelines/CppCoreGuidelines#S-introduction</text:span></text:a><text:span text:style-name="T14">, Github, Date last accessed: 18/06/2025</text:span></text:p>
      <text:p text:style-name="P16">[3] Givera Givera (web alias) (2015), “<text:span text:style-name="T13">How does the ring settings of the enigma change wiring tables</text:span>”[online], <text:a xlink:type="simple" xlink:href="https://crypto.stackexchange.com/questions/29315/how-does-the-ring-settings-of-enigma-change-wiring-tables" text:style-name="Internet_20_link" text:visited-style-name="Visited_20_Internet_20_Link">https://crypto.stackexchange.com/questions/29315/how-does-the-ring-settings-of-enigma-change-wiring-tables</text:a>, Cryptography stack exchange, date last accessed: 28/08/2025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09</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5-08-28T15:45:58.658783217</dc:date>
    <meta:editing-duration>PT2H23M40S</meta:editing-duration>
    <meta:editing-cycles>12</meta:editing-cycles>
    <meta:generator>LibreOffice/25.2.4.3$Linux_X86_64 LibreOffice_project/520$Build-3</meta:generator>
    <meta:document-statistic meta:table-count="0" meta:image-count="0" meta:object-count="0" meta:page-count="9" meta:paragraph-count="39" meta:word-count="851" meta:character-count="5253" meta:non-whitespace-character-count="4439"/>
  </office:meta>
</office:document-meta>
</file>